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041" officeooo:paragraph-rsid="0013e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s and Beats:</text:p>
      <text:p text:style-name="P1">Attempts to figure out where each bar and beat begins. <text:s/>A beat is normally ¼ of a bar for common 4/4 time signatures, or 1/3 of a bar for ¾ time signatures. <text:s/>Each beat corresponds to a quarter-note. <text:s/>Each beat is then subdivided by 2, 3, and 4 corresponding to eighth, twelfth, and sixteenth notes. <text:s/>Several different algorithms are available for analysis, and some additional parameters may be tweaked by modifying the .n3 files. <text:s/>Bars and beats may optionally be adjusted (rounded) to the nearest 25 or 50 milliseconds to correspond to 40 or 20 frames per second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0:35:37.808000000</meta:creation-date>
    <dc:date>2019-08-11T10:42:44.859000000</dc:date>
    <meta:editing-duration>PT7M7S</meta:editing-duration>
    <meta:editing-cycles>1</meta:editing-cycles>
    <meta:document-statistic meta:table-count="0" meta:image-count="0" meta:object-count="0" meta:page-count="1" meta:paragraph-count="2" meta:word-count="101" meta:character-count="580" meta:non-whitespace-character-count="476"/>
    <meta:generator>LibreOffice/6.2.2.2$Windows_X86_64 LibreOffice_project/2b840030fec2aae0fd2658d8d4f9548af4e3518d</meta:generator>
  </office:meta>
</office:document-meta>
</file>